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6309" officeooo:paragraph-rsid="00146309"/>
    </style:style>
    <style:style style:name="P2" style:family="paragraph" style:parent-style-name="Text_20_body" style:list-style-name="L2">
      <style:text-properties officeooo:rsid="00146309" officeooo:paragraph-rsid="00146309"/>
    </style:style>
    <style:style style:name="P3" style:family="paragraph" style:parent-style-name="Text_20_body" style:list-style-name="L2">
      <style:text-properties officeooo:rsid="00149b2a" officeooo:paragraph-rsid="00149b2a"/>
    </style:style>
    <style:style style:name="P4" style:family="paragraph" style:parent-style-name="Text_20_body" style:list-style-name="L2">
      <style:text-properties officeooo:rsid="00149b2a" officeooo:paragraph-rsid="0015b6ac"/>
    </style:style>
    <style:style style:name="P5" style:family="paragraph" style:parent-style-name="Text_20_body">
      <style:text-properties officeooo:rsid="0015b6ac" officeooo:paragraph-rsid="0015b6ac"/>
    </style:style>
    <style:style style:name="P6" style:family="paragraph" style:parent-style-name="Text_20_body" style:list-style-name="L3">
      <style:text-properties officeooo:rsid="0015b6ac" officeooo:paragraph-rsid="0015b6ac"/>
    </style:style>
    <style:style style:name="P7" style:family="paragraph" style:parent-style-name="Text_20_body">
      <style:text-properties officeooo:rsid="0019b228" officeooo:paragraph-rsid="0019b228"/>
    </style:style>
    <style:style style:name="P8" style:family="paragraph" style:parent-style-name="Text_20_body" style:list-style-name="L3">
      <style:text-properties officeooo:paragraph-rsid="0015b6ac"/>
    </style:style>
    <style:style style:name="P9" style:family="paragraph" style:parent-style-name="Text_20_body">
      <style:text-properties officeooo:rsid="001f2a38" officeooo:paragraph-rsid="001f2a38"/>
    </style:style>
    <style:style style:name="P10" style:family="paragraph" style:parent-style-name="Text_20_body" style:list-style-name="L1">
      <style:paragraph-properties fo:margin-top="0in" fo:margin-bottom="0in" style:contextual-spacing="false"/>
    </style:style>
    <style:style style:name="P11" style:family="paragraph" style:parent-style-name="Heading_20_2">
      <style:text-properties officeooo:rsid="00146309"/>
    </style:style>
    <style:style style:name="P12" style:family="paragraph" style:parent-style-name="Heading_20_2">
      <style:text-properties officeooo:rsid="00146309" officeooo:paragraph-rsid="00146309"/>
    </style:style>
    <style:style style:name="P13" style:family="paragraph" style:parent-style-name="Heading_20_1">
      <style:paragraph-properties fo:text-align="start" style:justify-single-word="false"/>
    </style:style>
    <style:style style:name="T1" style:family="text">
      <style:text-properties officeooo:rsid="0015b6ac"/>
    </style:style>
    <style:style style:name="T2" style:family="text">
      <style:text-properties officeooo:rsid="001aa1c5"/>
    </style:style>
    <style:style style:name="T3" style:family="text">
      <style:text-properties officeooo:rsid="001ba132"/>
    </style:style>
    <style:style style:name="T4" style:family="text">
      <style:text-properties officeooo:rsid="001cc5d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SM_MobOp Android Application Project</text:h>
      <text:h text:style-name="Heading_20_2" text:outline-level="2">Project Working Title</text:h>
      <text:p text:style-name="P7">HQ Evaluator</text:p>
      <text:h text:style-name="Heading_20_2" text:outline-level="2">Project Members</text:h>
      <text:p text:style-name="P9">Tobias Schäuble, Attila Horvath, André Gasser</text:p>
      <text:h text:style-name="P12" text:outline-level="2">Introduction</text:h>
      <text:p text:style-name="P1">During the spring semester 2015, a mobile application has to be developed which makes use of a cloud web service. Teams of three members each build such an app. The app and the server backend had to be built within seven weeks. This app represents the result of one of these groups.</text:p>
      <text:p text:style-name="P1">The app's purpose is to provide environmental information, such as locations of nuclear power plants, train stations, shopping malls, motorways, and more to the user. Based on such information and personal settings chosen by the customer, a heat map <text:span text:style-name="T2">overlay </text:span>is being generated by the app, which suggests <text:span text:style-name="T2">geographical </text:span>places to be and places to avoid. Imagine a case where a user is looking for a <text:span text:style-name="T3">new place of residence</text:span>. <text:span text:style-name="T2">In such a case, the user might be interested in a nearby motorway entry/exit and shopping malls. But he also might dislike the noise of potentially nearby airports. For all such cases, he can define filters inside the app which reflect his personal preferences. Based on these settings, the app generates a colored and annotated map as a result and presents it to the user. This map can then directly support his personal decision making process.</text:span> </text:p>
      <text:h text:style-name="Heading_20_2" text:outline-level="2">Target Audience</text:h>
      <text:p text:style-name="P1">Our target audience represents people <text:span text:style-name="T4">at</text:span> the age between 18 and 60 years. Potential <text:span text:style-name="T4">stakeholders and </text:span>uses cases could be:</text:p>
      <text:list xml:id="list3024671050740030005" text:style-name="L2">
        <text:list-item>
          <text:p text:style-name="P2"><text:span text:style-name="T1">People and families can use this app to find a new place to live, which meets their criteria (e.g. no airport noise nearby, motorway entry/exit nearby, many shopping malls, etc...). It may also assist them in assessing their current living area (may be they did not know, that there is a dumpsite nearby?).</text:span></text:p>
        </text:list-item>
        <text:list-item>
          <text:p text:style-name="P3"><text:span text:style-name="T1">Tourist can use the app to find possible interesting places to visit (or not to visit).</text:span></text:p>
        </text:list-item>
        <text:list-item>
          <text:p text:style-name="P4"><text:span text:style-name="T1">Companies can use the app to find a new location for a branch office to be built.</text:span></text:p>
        </text:list-item>
        <text:list-item>
          <text:p text:style-name="P4"><text:span text:style-name="T1">Job seekers can use it to find a job in a place which best fits their needs regarding environment facilities.</text:span></text:p>
        </text:list-item>
      </text:list>
      <text:h text:style-name="Heading_20_2" text:outline-level="2">Restrictions</text:h>
      <text:p text:style-name="P5">During this project work, a prototype will be developed which provides three categories of data which can be analyzed by the user:</text:p>
      <text:list xml:id="list3204182841722926243" text:style-name="L3">
        <text:list-item>
          <text:p text:style-name="P6">Motorways</text:p>
        </text:list-item>
        <text:list-item>
          <text:p text:style-name="P6">Motorway Entries and Exits</text:p>
        </text:list-item>
        <text:list-item>
          <text:p text:style-name="P8"><text:span text:style-name="T1">Nuclear Power Plants</text:span> </text:p>
        </text:list-item>
      </text:list>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0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meta:initial-creator>
    <meta:creation-date>2015-02-23T16:32:03.893071803</meta:creation-date>
    <dc:date>2015-02-23T22:04:02.172223232</dc:date>
    <dc:creator>André </dc:creator>
    <meta:editing-duration>PT5H14M55S</meta:editing-duration>
    <meta:editing-cycles>9</meta:editing-cycles>
    <meta:generator>LibreOffice/4.2.7.2$Linux_X86_64 LibreOffice_project/420m0$Build-2</meta:generator>
    <meta:document-statistic meta:table-count="0" meta:image-count="0" meta:object-count="0" meta:page-count="1" meta:paragraph-count="19" meta:word-count="382" meta:character-count="2215" meta:non-whitespace-character-count="1857"/>
  </office:meta>
</office:document-meta>
</file>